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2</text:p>
      <text:p text:style-name="Standard"/>
      <text:p text:style-name="Standard">SPEECH:</text:p>
      <text:p text:style-name="Standard"/>
      <text:p text:style-name="Standard">Replying to received message:</text:p>
      <text:list xml:id="list1846666030" text:style-name="L1">
        <text:list-item>
          <text:p text:style-name="P1">Reading message:</text:p>
          <text:list>
            <text:list-item>
              <text:p text:style-name="P1">Did not recognize word “read” on first try</text:p>
            </text:list-item>
            <text:list-item>
              <text:p text:style-name="P1">Second attempt: successful. Spoke “read.”</text:p>
            </text:list-item>
          </text:list>
        </text:list-item>
        <text:list-item>
          <text:p text:style-name="P1">Replying to message:</text:p>
          <text:list>
            <text:list-item>
              <text:p text:style-name="P1">Said “reply”</text:p>
            </text:list-item>
            <text:list-item>
              <text:p text:style-name="P1">Said “what's up.” recognized.</text:p>
            </text:list-item>
            <text:list-item>
              <text:p text:style-name="P1">Said “Send.” System heard “sent” and appended to entered text.</text:p>
              <text:list>
                <text:list-item>
                  <text:p text:style-name="P1">Second try: successful.</text:p>
                </text:list-item>
              </text:list>
            </text:list-item>
          </text:list>
        </text:list-item>
        <text:list-item>
          <text:p text:style-name="P1">Headphones option</text:p>
          <text:list>
            <text:list-item>
              <text:p text:style-name="P1">Successful. Spoke “headphones on.” System recognized and responded.</text:p>
            </text:list-item>
          </text:list>
        </text:list-item>
        <text:list-item>
          <text:p text:style-name="P1">Defer received message.</text:p>
          <text:list>
            <text:list-item>
              <text:p text:style-name="P1">Successful. Spoke “Ignore.”</text:p>
            </text:list-item>
          </text:list>
        </text:list-item>
      </text:list>
      <text:p text:style-name="Horizontal_20_Line"/>
      <text:p text:style-name="Standard">GUI:</text:p>
      <text:p text:style-name="Standard">Note: user has not previously used an Android phone.</text:p>
      <text:p text:style-name="Standard"/>
      <text:list xml:id="list187068321" text:style-name="L2">
        <text:list-item>
          <text:p text:style-name="P2">Deferring message:</text:p>
          <text:list>
            <text:list-item>
              <text:p text:style-name="P2">Successful. Pressed “Ignore.”</text:p>
            </text:list-item>
          </text:list>
        </text:list-item>
        <text:list-item>
          <text:p text:style-name="P2">Headphones option</text:p>
          <text:list>
            <text:list-item>
              <text:p text:style-name="P2">Successful. Pressed menu button. Pressed Headphones button.</text:p>
              <text:list>
                <text:list-item>
                  <text:p text:style-name="P2">System spoke “headphones toggled.” Confused user: “Does that mean the headphones are on or off?”</text:p>
                </text:list-item>
              </text:list>
            </text:list-item>
          </text:list>
        </text:list-item>
        <text:list-item>
          <text:p text:style-name="P2">Composing a new message:</text:p>
          <text:list>
            <text:list-item>
              <text:list>
                <text:list-item>
                  <text:p text:style-name="P2">User asked about searching contacts via speech.</text:p>
                </text:list-item>
              </text:list>
            </text:list-item>
            <text:list-item>
              <text:p text:style-name="P2">Successful.</text:p>
            </text:list-item>
            <text:list-item>
              <text:p text:style-name="P2">Selected user successfully. Entered message “hey man” with on-screen keyboard, landscape. Sent message successfully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Dudish</meta:initial-creator>
    <meta:creation-date>2010-10-28T19:11:40</meta:creation-date>
    <dc:date>2010-10-28T19:46:12</dc:date>
    <dc:creator>Jim Dudish</dc:creator>
    <meta:editing-duration>PT00H02M30S</meta:editing-duration>
    <meta:editing-cycles>2</meta:editing-cycles>
    <meta:generator>OpenOffice.org/3.2$Unix OpenOffice.org_project/320m18$Build-9502</meta:generator>
    <meta:document-statistic meta:table-count="0" meta:image-count="0" meta:object-count="0" meta:page-count="1" meta:paragraph-count="26" meta:word-count="158" meta:character-count="915"/>
  </office:meta>
</office:document-meta>
</file>